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1" style:family="table-cell" style:parent-style-name="Default" style:data-style-name="N104"/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59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/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/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33:.I33])" office:value-type="currency" office:currency="ARS" office:value="140301.03" calcext:value-type="currency">
            <text:p>$140.301,03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 table:formula="of:=SUM([.G6:.G32])" office:value-type="currency" office:currency="ARS" office:value="37896.8" calcext:value-type="currency">
            <text:p>$37.896,80</text:p>
          </table:table-cell>
          <table:table-cell table:style-name="ce255" table:formula="of:=SUM([.H6:.H32])" office:value-type="currency" office:currency="ARS" office:value="51766.44" calcext:value-type="currency">
            <text:p>$51.766,44</text:p>
          </table:table-cell>
          <table:table-cell table:style-name="ce255" table:formula="of:=SUM([.I6:.I32])" office:value-type="currency" office:currency="ARS" office:value="50637.79" calcext:value-type="currency">
            <text:p>$50.637,79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2"/>
          <table:table-cell table:style-name="ce260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3"/>
          <table:table-cell table:style-name="ce261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8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office:value-type="string" calcext:value-type="string">
            <text:p>Benjis</text:p>
          </table:table-cell>
          <table:table-cell table:style-name="ce261" table:formula="of:=[.C5]+[.C41]+[.C49]+[.C64]+[.C69]+[.C56]+[.C80]+[.C82]+[.C87]+[.C90]+[.C95]+[.C101]+[.C110]+[.C113]" office:value-type="currency" office:currency="ARS" office:value="37896.8" calcext:value-type="currency">
            <text:p>$37.896,80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office:value-type="string" calcext:value-type="string">
            <text:p>Charles</text:p>
          </table:table-cell>
          <table:table-cell table:style-name="ce261" table:formula="of:=+[.C3]+[.C6]+[.C19]+[.C21]+[.C25]+[.C29]+[.C34]+[.C42]+[.C46]+[.C50]+[.C47]+[.C55]+[.C63]+[.C73]+[.C121]+[.C128]+[.C132]+[.C136]+[.C138]+[.C140]+[.C143]" office:value-type="currency" office:currency="ARS" office:value="51766.44" calcext:value-type="currency">
            <text:p>$51.766,44</text:p>
          </table:table-cell>
          <table:table-cell table:style-name="ce260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office:value-type="string" calcext:value-type="string">
            <text:p>Erwin</text:p>
          </table:table-cell>
          <table:table-cell table:style-name="ce261" table:formula="of:=+[.C4]+[.C7]+[.C22]+[.C26]+[.C30]+[.C35]+[.C38]+[.C51]+[.C59]+[.C65]+[.C70]+[.C75]+[.C91]+[.C78]+[.C96]+[.C102]+[.C108]+[.C114]+[.C122]" office:value-type="currency" office:currency="ARS" office:value="50637.79" calcext:value-type="currency">
            <text:p>$50.637,79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2"/>
          <table:table-cell table:style-name="ce257" table:formula="of:=SUM([.H40:.H42])" office:value-type="currency" office:currency="ARS" office:value="140301.03" calcext:value-type="currency">
            <text:p>$140.301,03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3"/>
          <table:table-cell table:style-name="ce261" table:formula="of:=+[.C154]-[.H4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45]+[.C146]-[.D14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46]+[.C147]-[.D14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47]+[.C148]-[.D14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49]+[.C150]-[.D15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50]+[.C151]-[.D15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51]+[.C152]-[.D15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52]+[.C153]-[.D15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53])" office:value-type="currency" office:currency="ARS" office:value="140301.03" calcext:value-type="currency">
            <text:p>$140.301,03</text:p>
          </table:table-cell>
          <table:table-cell table:style-name="ce257" table:formula="of:=SUM([.D3:.D153])" office:value-type="currency" office:currency="ARS" office:value="140301.03" calcext:value-type="currency">
            <text:p>$140.301,03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54]" office:value-type="float" office:value="-40301.03" calcext:value-type="float">
            <text:p><text:s/>$ -40.301,03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20:48:42.660116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12T20:51:50.637887109</dc:date>
    <meta:editing-duration>PT17H59M56S</meta:editing-duration>
    <meta:editing-cycles>361</meta:editing-cycles>
    <meta:generator>LibreOffice/5.1.4.2$Linux_X86_64 LibreOffice_project/10m0$Build-2</meta:generator>
    <meta:print-date>2017-02-10T16:33:06.957435367</meta:print-date>
    <meta:document-statistic meta:table-count="10" meta:cell-count="1890" meta:object-count="0"/>
  </office:meta>
</office:document-meta>
</file>